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9.76mm"/>
    </style:style>
    <style:style style:name="co2" style:family="table-column">
      <style:table-column-properties fo:break-before="auto" style:column-width="20.23mm"/>
    </style:style>
    <style:style style:name="co3" style:family="table-column">
      <style:table-column-properties fo:break-before="auto" style:column-width="27.31mm"/>
    </style:style>
    <style:style style:name="co4" style:family="table-column">
      <style:table-column-properties fo:break-before="auto" style:column-width="21.5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/>
  </office:automatic-styles>
  <office:body>
    <office:spreadsheet>
      <table:calculation-settings table:automatic-find-labels="false"/>
      <table:table table:name="merge_obj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75" table:default-cell-style-name="Default"/>
        <table:table-column table:style-name="co5" table:number-columns-repeated="3" table:default-cell-style-name="Default"/>
        <table:table-column table:style-name="co5" table:default-cell-style-name="ce1"/>
        <table:table-column table:style-name="co5" table:default-cell-style-name="Default"/>
        <table:table-row table:style-name="ro1">
          <table:table-cell office:value-type="string" calcext:value-type="string">
            <text:p>SERIAL MERGE</text:p>
          </table:table-cell>
          <table:table-cell table:number-columns-repeated="86"/>
        </table:table-row>
        <table:table-row table:style-name="ro1">
          <table:table-cell office:value-type="string" calcext:value-type="string">
            <text:p>SA_ALPHA</text:p>
          </table:table-cell>
          <table:table-cell office:value-type="string" calcext:value-type="string">
            <text:p>SA_T_MIN</text:p>
          </table:table-cell>
          <table:table-cell office:value-type="string" calcext:value-type="string">
            <text:p>SA_ITER</text:p>
          </table:table-cell>
          <table:table-cell office:value-type="string" calcext:value-type="string">
            <text:p>SA_RUNS</text:p>
          </table:table-cell>
          <table:table-cell office:value-type="string" calcext:value-type="string">
            <text:p>NUM_PASSES</text:p>
          </table:table-cell>
          <table:table-cell office:value-type="string" calcext:value-type="string">
            <text:p>NUM_ITER</text:p>
          </table:table-cell>
          <table:table-cell office:value-type="string" calcext:value-type="string">
            <text:p>ITER_INCR</text:p>
          </table:table-cell>
          <table:table-cell table:number-columns-repeated="80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5" calcext:value-type="float">
            <text:p>0.5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80"/>
        </table:table-row>
        <table:table-row table:style-name="ro1">
          <table:table-cell office:value-type="float" office:value="836736000" calcext:value-type="float">
            <text:p>836736000</text:p>
          </table:table-cell>
          <table:table-cell office:value-type="float" office:value="836743000" calcext:value-type="float">
            <text:p>836743000</text:p>
          </table:table-cell>
          <table:table-cell office:value-type="float" office:value="837472000" calcext:value-type="float">
            <text:p>837472000</text:p>
          </table:table-cell>
          <table:table-cell office:value-type="float" office:value="837315000" calcext:value-type="float">
            <text:p>837315000</text:p>
          </table:table-cell>
          <table:table-cell office:value-type="float" office:value="836239000" calcext:value-type="float">
            <text:p>836239000</text:p>
          </table:table-cell>
          <table:table-cell office:value-type="float" office:value="836968000" calcext:value-type="float">
            <text:p>836968000</text:p>
          </table:table-cell>
          <table:table-cell office:value-type="float" office:value="837258000" calcext:value-type="float">
            <text:p>837258000</text:p>
          </table:table-cell>
          <table:table-cell office:value-type="float" office:value="836780000" calcext:value-type="float">
            <text:p>836780000</text:p>
          </table:table-cell>
          <table:table-cell office:value-type="float" office:value="836860000" calcext:value-type="float">
            <text:p>836860000</text:p>
          </table:table-cell>
          <table:table-cell office:value-type="float" office:value="836815000" calcext:value-type="float">
            <text:p>836815000</text:p>
          </table:table-cell>
          <table:table-cell office:value-type="float" office:value="837545000" calcext:value-type="float">
            <text:p>837545000</text:p>
          </table:table-cell>
          <table:table-cell office:value-type="float" office:value="836698000" calcext:value-type="float">
            <text:p>836698000</text:p>
          </table:table-cell>
          <table:table-cell office:value-type="float" office:value="836620000" calcext:value-type="float">
            <text:p>836620000</text:p>
          </table:table-cell>
          <table:table-cell office:value-type="float" office:value="836868000" calcext:value-type="float">
            <text:p>836868000</text:p>
          </table:table-cell>
          <table:table-cell office:value-type="float" office:value="836789000" calcext:value-type="float">
            <text:p>836789000</text:p>
          </table:table-cell>
          <table:table-cell office:value-type="float" office:value="837176000" calcext:value-type="float">
            <text:p>837176000</text:p>
          </table:table-cell>
          <table:table-cell office:value-type="float" office:value="836627000" calcext:value-type="float">
            <text:p>836627000</text:p>
          </table:table-cell>
          <table:table-cell office:value-type="float" office:value="836731000" calcext:value-type="float">
            <text:p>836731000</text:p>
          </table:table-cell>
          <table:table-cell office:value-type="float" office:value="837000000" calcext:value-type="float">
            <text:p>837000000</text:p>
          </table:table-cell>
          <table:table-cell office:value-type="float" office:value="837282000" calcext:value-type="float">
            <text:p>837282000</text:p>
          </table:table-cell>
          <table:table-cell table:number-columns-repeated="61" office:value-type="float" office:value="846016000" calcext:value-type="float">
            <text:p>846016000</text:p>
          </table:table-cell>
          <table:table-cell table:number-columns-repeated="2"/>
          <table:table-cell table:formula="of:=MAX([.A4:.CD4])" office:value-type="float" office:value="846016000" calcext:value-type="float">
            <text:p>846016000</text:p>
          </table:table-cell>
          <table:table-cell table:number-columns-repeated="3"/>
        </table:table-row>
        <table:table-row table:style-name="ro1">
          <table:table-cell office:value-type="float" office:value="836349000" calcext:value-type="float">
            <text:p>836349000</text:p>
          </table:table-cell>
          <table:table-cell office:value-type="float" office:value="836087000" calcext:value-type="float">
            <text:p>836087000</text:p>
          </table:table-cell>
          <table:table-cell office:value-type="float" office:value="836094000" calcext:value-type="float">
            <text:p>836094000</text:p>
          </table:table-cell>
          <table:table-cell office:value-type="float" office:value="836105000" calcext:value-type="float">
            <text:p>836105000</text:p>
          </table:table-cell>
          <table:table-cell office:value-type="float" office:value="836551000" calcext:value-type="float">
            <text:p>836551000</text:p>
          </table:table-cell>
          <table:table-cell office:value-type="float" office:value="835758000" calcext:value-type="float">
            <text:p>835758000</text:p>
          </table:table-cell>
          <table:table-cell office:value-type="float" office:value="835589000" calcext:value-type="float">
            <text:p>835589000</text:p>
          </table:table-cell>
          <table:table-cell office:value-type="float" office:value="836114000" calcext:value-type="float">
            <text:p>836114000</text:p>
          </table:table-cell>
          <table:table-cell office:value-type="float" office:value="837384000" calcext:value-type="float">
            <text:p>837384000</text:p>
          </table:table-cell>
          <table:table-cell office:value-type="float" office:value="836321000" calcext:value-type="float">
            <text:p>836321000</text:p>
          </table:table-cell>
          <table:table-cell office:value-type="float" office:value="836125000" calcext:value-type="float">
            <text:p>836125000</text:p>
          </table:table-cell>
          <table:table-cell office:value-type="float" office:value="836270000" calcext:value-type="float">
            <text:p>836270000</text:p>
          </table:table-cell>
          <table:table-cell office:value-type="float" office:value="835486000" calcext:value-type="float">
            <text:p>835486000</text:p>
          </table:table-cell>
          <table:table-cell office:value-type="float" office:value="835658000" calcext:value-type="float">
            <text:p>835658000</text:p>
          </table:table-cell>
          <table:table-cell office:value-type="float" office:value="835785000" calcext:value-type="float">
            <text:p>835785000</text:p>
          </table:table-cell>
          <table:table-cell office:value-type="float" office:value="836012000" calcext:value-type="float">
            <text:p>836012000</text:p>
          </table:table-cell>
          <table:table-cell office:value-type="float" office:value="835613000" calcext:value-type="float">
            <text:p>835613000</text:p>
          </table:table-cell>
          <table:table-cell office:value-type="float" office:value="835714000" calcext:value-type="float">
            <text:p>835714000</text:p>
          </table:table-cell>
          <table:table-cell office:value-type="float" office:value="836115000" calcext:value-type="float">
            <text:p>836115000</text:p>
          </table:table-cell>
          <table:table-cell office:value-type="float" office:value="835822000" calcext:value-type="float">
            <text:p>835822000</text:p>
          </table:table-cell>
          <table:table-cell table:number-columns-repeated="61" office:value-type="float" office:value="846971000" calcext:value-type="float">
            <text:p>846971000</text:p>
          </table:table-cell>
          <table:table-cell table:number-columns-repeated="2"/>
          <table:table-cell table:formula="of:=MAX([.A5:.CD5])" office:value-type="float" office:value="846971000" calcext:value-type="float">
            <text:p>846971000</text:p>
          </table:table-cell>
          <table:table-cell table:number-columns-repeated="3"/>
        </table:table-row>
        <table:table-row table:style-name="ro1">
          <table:table-cell office:value-type="float" office:value="836632000" calcext:value-type="float">
            <text:p>836632000</text:p>
          </table:table-cell>
          <table:table-cell office:value-type="float" office:value="836932000" calcext:value-type="float">
            <text:p>836932000</text:p>
          </table:table-cell>
          <table:table-cell office:value-type="float" office:value="837167000" calcext:value-type="float">
            <text:p>837167000</text:p>
          </table:table-cell>
          <table:table-cell office:value-type="float" office:value="837039000" calcext:value-type="float">
            <text:p>837039000</text:p>
          </table:table-cell>
          <table:table-cell office:value-type="float" office:value="837420000" calcext:value-type="float">
            <text:p>837420000</text:p>
          </table:table-cell>
          <table:table-cell office:value-type="float" office:value="837261000" calcext:value-type="float">
            <text:p>837261000</text:p>
          </table:table-cell>
          <table:table-cell office:value-type="float" office:value="837286000" calcext:value-type="float">
            <text:p>837286000</text:p>
          </table:table-cell>
          <table:table-cell office:value-type="float" office:value="837374000" calcext:value-type="float">
            <text:p>837374000</text:p>
          </table:table-cell>
          <table:table-cell office:value-type="float" office:value="837106000" calcext:value-type="float">
            <text:p>837106000</text:p>
          </table:table-cell>
          <table:table-cell office:value-type="float" office:value="837483000" calcext:value-type="float">
            <text:p>837483000</text:p>
          </table:table-cell>
          <table:table-cell office:value-type="float" office:value="837279000" calcext:value-type="float">
            <text:p>837279000</text:p>
          </table:table-cell>
          <table:table-cell office:value-type="float" office:value="837455000" calcext:value-type="float">
            <text:p>837455000</text:p>
          </table:table-cell>
          <table:table-cell office:value-type="float" office:value="837685000" calcext:value-type="float">
            <text:p>837685000</text:p>
          </table:table-cell>
          <table:table-cell office:value-type="float" office:value="836854000" calcext:value-type="float">
            <text:p>836854000</text:p>
          </table:table-cell>
          <table:table-cell office:value-type="float" office:value="836965000" calcext:value-type="float">
            <text:p>836965000</text:p>
          </table:table-cell>
          <table:table-cell office:value-type="float" office:value="837548000" calcext:value-type="float">
            <text:p>837548000</text:p>
          </table:table-cell>
          <table:table-cell office:value-type="float" office:value="836669000" calcext:value-type="float">
            <text:p>836669000</text:p>
          </table:table-cell>
          <table:table-cell office:value-type="float" office:value="836996000" calcext:value-type="float">
            <text:p>836996000</text:p>
          </table:table-cell>
          <table:table-cell office:value-type="float" office:value="837072000" calcext:value-type="float">
            <text:p>837072000</text:p>
          </table:table-cell>
          <table:table-cell office:value-type="float" office:value="837463000" calcext:value-type="float">
            <text:p>837463000</text:p>
          </table:table-cell>
          <table:table-cell table:number-columns-repeated="62" office:value-type="float" office:value="847147000" calcext:value-type="float">
            <text:p>847147000</text:p>
          </table:table-cell>
          <table:table-cell/>
          <table:table-cell table:formula="of:=MAX([.A6:.CD6])" office:value-type="float" office:value="847147000" calcext:value-type="float">
            <text:p>847147000</text:p>
          </table:table-cell>
          <table:table-cell/>
          <table:table-cell table:formula="of:=MAX([.CF4:.CF13])" office:value-type="float" office:value="849343000" calcext:value-type="float">
            <text:p>8.493E+08</text:p>
          </table:table-cell>
          <table:table-cell office:value-type="string" calcext:value-type="string">
            <text:p><text:s/>= max</text:p>
          </table:table-cell>
        </table:table-row>
        <table:table-row table:style-name="ro1">
          <table:table-cell office:value-type="float" office:value="839009000" calcext:value-type="float">
            <text:p>839009000</text:p>
          </table:table-cell>
          <table:table-cell office:value-type="float" office:value="839334000" calcext:value-type="float">
            <text:p>839334000</text:p>
          </table:table-cell>
          <table:table-cell office:value-type="float" office:value="839958000" calcext:value-type="float">
            <text:p>839958000</text:p>
          </table:table-cell>
          <table:table-cell office:value-type="float" office:value="839594000" calcext:value-type="float">
            <text:p>839594000</text:p>
          </table:table-cell>
          <table:table-cell office:value-type="float" office:value="839451000" calcext:value-type="float">
            <text:p>839451000</text:p>
          </table:table-cell>
          <table:table-cell office:value-type="float" office:value="838602000" calcext:value-type="float">
            <text:p>838602000</text:p>
          </table:table-cell>
          <table:table-cell office:value-type="float" office:value="838219000" calcext:value-type="float">
            <text:p>838219000</text:p>
          </table:table-cell>
          <table:table-cell office:value-type="float" office:value="838853000" calcext:value-type="float">
            <text:p>838853000</text:p>
          </table:table-cell>
          <table:table-cell office:value-type="float" office:value="839057000" calcext:value-type="float">
            <text:p>839057000</text:p>
          </table:table-cell>
          <table:table-cell office:value-type="float" office:value="838303000" calcext:value-type="float">
            <text:p>838303000</text:p>
          </table:table-cell>
          <table:table-cell office:value-type="float" office:value="838918000" calcext:value-type="float">
            <text:p>838918000</text:p>
          </table:table-cell>
          <table:table-cell office:value-type="float" office:value="839054000" calcext:value-type="float">
            <text:p>839054000</text:p>
          </table:table-cell>
          <table:table-cell office:value-type="float" office:value="839583000" calcext:value-type="float">
            <text:p>839583000</text:p>
          </table:table-cell>
          <table:table-cell office:value-type="float" office:value="839105000" calcext:value-type="float">
            <text:p>839105000</text:p>
          </table:table-cell>
          <table:table-cell office:value-type="float" office:value="839556000" calcext:value-type="float">
            <text:p>839556000</text:p>
          </table:table-cell>
          <table:table-cell office:value-type="float" office:value="838860000" calcext:value-type="float">
            <text:p>838860000</text:p>
          </table:table-cell>
          <table:table-cell office:value-type="float" office:value="838907000" calcext:value-type="float">
            <text:p>838907000</text:p>
          </table:table-cell>
          <table:table-cell office:value-type="float" office:value="839551000" calcext:value-type="float">
            <text:p>839551000</text:p>
          </table:table-cell>
          <table:table-cell office:value-type="float" office:value="839595000" calcext:value-type="float">
            <text:p>839595000</text:p>
          </table:table-cell>
          <table:table-cell office:value-type="float" office:value="838816000" calcext:value-type="float">
            <text:p>838816000</text:p>
          </table:table-cell>
          <table:table-cell office:value-type="float" office:value="845862000" calcext:value-type="float">
            <text:p>845862000</text:p>
          </table:table-cell>
          <table:table-cell office:value-type="float" office:value="845803000" calcext:value-type="float">
            <text:p>845803000</text:p>
          </table:table-cell>
          <table:table-cell office:value-type="float" office:value="845774000" calcext:value-type="float">
            <text:p>845774000</text:p>
          </table:table-cell>
          <table:table-cell office:value-type="float" office:value="845823000" calcext:value-type="float">
            <text:p>845823000</text:p>
          </table:table-cell>
          <table:table-cell office:value-type="float" office:value="845789000" calcext:value-type="float">
            <text:p>845789000</text:p>
          </table:table-cell>
          <table:table-cell office:value-type="float" office:value="845843000" calcext:value-type="float">
            <text:p>845843000</text:p>
          </table:table-cell>
          <table:table-cell office:value-type="float" office:value="845762000" calcext:value-type="float">
            <text:p>845762000</text:p>
          </table:table-cell>
          <table:table-cell office:value-type="float" office:value="845877000" calcext:value-type="float">
            <text:p>845877000</text:p>
          </table:table-cell>
          <table:table-cell office:value-type="float" office:value="845803000" calcext:value-type="float">
            <text:p>845803000</text:p>
          </table:table-cell>
          <table:table-cell office:value-type="float" office:value="845789000" calcext:value-type="float">
            <text:p>845789000</text:p>
          </table:table-cell>
          <table:table-cell office:value-type="float" office:value="845759000" calcext:value-type="float">
            <text:p>845759000</text:p>
          </table:table-cell>
          <table:table-cell office:value-type="float" office:value="845771000" calcext:value-type="float">
            <text:p>845771000</text:p>
          </table:table-cell>
          <table:table-cell office:value-type="float" office:value="845748000" calcext:value-type="float">
            <text:p>845748000</text:p>
          </table:table-cell>
          <table:table-cell office:value-type="float" office:value="845790000" calcext:value-type="float">
            <text:p>845790000</text:p>
          </table:table-cell>
          <table:table-cell office:value-type="float" office:value="845765000" calcext:value-type="float">
            <text:p>845765000</text:p>
          </table:table-cell>
          <table:table-cell office:value-type="float" office:value="845821000" calcext:value-type="float">
            <text:p>845821000</text:p>
          </table:table-cell>
          <table:table-cell office:value-type="float" office:value="845785000" calcext:value-type="float">
            <text:p>845785000</text:p>
          </table:table-cell>
          <table:table-cell table:number-columns-repeated="2" office:value-type="float" office:value="845787000" calcext:value-type="float">
            <text:p>845787000</text:p>
          </table:table-cell>
          <table:table-cell office:value-type="float" office:value="845831000" calcext:value-type="float">
            <text:p>845831000</text:p>
          </table:table-cell>
          <table:table-cell office:value-type="float" office:value="846328000" calcext:value-type="float">
            <text:p>846328000</text:p>
          </table:table-cell>
          <table:table-cell office:value-type="float" office:value="846301000" calcext:value-type="float">
            <text:p>846301000</text:p>
          </table:table-cell>
          <table:table-cell office:value-type="float" office:value="846299000" calcext:value-type="float">
            <text:p>846299000</text:p>
          </table:table-cell>
          <table:table-cell office:value-type="float" office:value="846301000" calcext:value-type="float">
            <text:p>846301000</text:p>
          </table:table-cell>
          <table:table-cell office:value-type="float" office:value="846342000" calcext:value-type="float">
            <text:p>846342000</text:p>
          </table:table-cell>
          <table:table-cell office:value-type="float" office:value="846327000" calcext:value-type="float">
            <text:p>846327000</text:p>
          </table:table-cell>
          <table:table-cell office:value-type="float" office:value="846292000" calcext:value-type="float">
            <text:p>846292000</text:p>
          </table:table-cell>
          <table:table-cell office:value-type="float" office:value="846287000" calcext:value-type="float">
            <text:p>846287000</text:p>
          </table:table-cell>
          <table:table-cell office:value-type="float" office:value="846324000" calcext:value-type="float">
            <text:p>846324000</text:p>
          </table:table-cell>
          <table:table-cell office:value-type="float" office:value="846333000" calcext:value-type="float">
            <text:p>846333000</text:p>
          </table:table-cell>
          <table:table-cell office:value-type="float" office:value="846303000" calcext:value-type="float">
            <text:p>846303000</text:p>
          </table:table-cell>
          <table:table-cell office:value-type="float" office:value="846324000" calcext:value-type="float">
            <text:p>846324000</text:p>
          </table:table-cell>
          <table:table-cell office:value-type="float" office:value="846341000" calcext:value-type="float">
            <text:p>846341000</text:p>
          </table:table-cell>
          <table:table-cell office:value-type="float" office:value="846302000" calcext:value-type="float">
            <text:p>846302000</text:p>
          </table:table-cell>
          <table:table-cell office:value-type="float" office:value="846310000" calcext:value-type="float">
            <text:p>846310000</text:p>
          </table:table-cell>
          <table:table-cell office:value-type="float" office:value="846299000" calcext:value-type="float">
            <text:p>846299000</text:p>
          </table:table-cell>
          <table:table-cell table:number-columns-repeated="2" office:value-type="float" office:value="846311000" calcext:value-type="float">
            <text:p>846311000</text:p>
          </table:table-cell>
          <table:table-cell office:value-type="float" office:value="846327000" calcext:value-type="float">
            <text:p>846327000</text:p>
          </table:table-cell>
          <table:table-cell office:value-type="float" office:value="846295000" calcext:value-type="float">
            <text:p>846295000</text:p>
          </table:table-cell>
          <table:table-cell office:value-type="float" office:value="846872000" calcext:value-type="float">
            <text:p>846872000</text:p>
          </table:table-cell>
          <table:table-cell office:value-type="float" office:value="846881000" calcext:value-type="float">
            <text:p>846881000</text:p>
          </table:table-cell>
          <table:table-cell office:value-type="float" office:value="846864000" calcext:value-type="float">
            <text:p>846864000</text:p>
          </table:table-cell>
          <table:table-cell office:value-type="float" office:value="846881000" calcext:value-type="float">
            <text:p>846881000</text:p>
          </table:table-cell>
          <table:table-cell table:number-columns-repeated="3" office:value-type="float" office:value="846877000" calcext:value-type="float">
            <text:p>846877000</text:p>
          </table:table-cell>
          <table:table-cell office:value-type="float" office:value="846873000" calcext:value-type="float">
            <text:p>846873000</text:p>
          </table:table-cell>
          <table:table-cell office:value-type="float" office:value="846864000" calcext:value-type="float">
            <text:p>846864000</text:p>
          </table:table-cell>
          <table:table-cell office:value-type="float" office:value="846881000" calcext:value-type="float">
            <text:p>846881000</text:p>
          </table:table-cell>
          <table:table-cell office:value-type="float" office:value="846873000" calcext:value-type="float">
            <text:p>846873000</text:p>
          </table:table-cell>
          <table:table-cell office:value-type="float" office:value="846864000" calcext:value-type="float">
            <text:p>846864000</text:p>
          </table:table-cell>
          <table:table-cell office:value-type="float" office:value="846871000" calcext:value-type="float">
            <text:p>846871000</text:p>
          </table:table-cell>
          <table:table-cell office:value-type="float" office:value="846881000" calcext:value-type="float">
            <text:p>846881000</text:p>
          </table:table-cell>
          <table:table-cell table:number-columns-repeated="2" office:value-type="float" office:value="846877000" calcext:value-type="float">
            <text:p>846877000</text:p>
          </table:table-cell>
          <table:table-cell office:value-type="float" office:value="846874000" calcext:value-type="float">
            <text:p>846874000</text:p>
          </table:table-cell>
          <table:table-cell office:value-type="float" office:value="846877000" calcext:value-type="float">
            <text:p>846877000</text:p>
          </table:table-cell>
          <table:table-cell office:value-type="float" office:value="846881000" calcext:value-type="float">
            <text:p>846881000</text:p>
          </table:table-cell>
          <table:table-cell office:value-type="float" office:value="846867000" calcext:value-type="float">
            <text:p>846867000</text:p>
          </table:table-cell>
          <table:table-cell office:value-type="float" office:value="846881000" calcext:value-type="float">
            <text:p>846881000</text:p>
          </table:table-cell>
          <table:table-cell table:number-columns-repeated="2"/>
          <table:table-cell table:formula="of:=MAX([.A7:.CD7])" office:value-type="float" office:value="846881000" calcext:value-type="float">
            <text:p>846881000</text:p>
          </table:table-cell>
          <table:table-cell table:number-columns-repeated="3"/>
        </table:table-row>
        <table:table-row table:style-name="ro1">
          <table:table-cell office:value-type="float" office:value="841328000" calcext:value-type="float">
            <text:p>841328000</text:p>
          </table:table-cell>
          <table:table-cell office:value-type="float" office:value="841680000" calcext:value-type="float">
            <text:p>841680000</text:p>
          </table:table-cell>
          <table:table-cell office:value-type="float" office:value="841508000" calcext:value-type="float">
            <text:p>841508000</text:p>
          </table:table-cell>
          <table:table-cell office:value-type="float" office:value="841625000" calcext:value-type="float">
            <text:p>841625000</text:p>
          </table:table-cell>
          <table:table-cell office:value-type="float" office:value="841267000" calcext:value-type="float">
            <text:p>841267000</text:p>
          </table:table-cell>
          <table:table-cell office:value-type="float" office:value="841811000" calcext:value-type="float">
            <text:p>841811000</text:p>
          </table:table-cell>
          <table:table-cell office:value-type="float" office:value="841710000" calcext:value-type="float">
            <text:p>841710000</text:p>
          </table:table-cell>
          <table:table-cell office:value-type="float" office:value="841313000" calcext:value-type="float">
            <text:p>841313000</text:p>
          </table:table-cell>
          <table:table-cell office:value-type="float" office:value="841794000" calcext:value-type="float">
            <text:p>841794000</text:p>
          </table:table-cell>
          <table:table-cell office:value-type="float" office:value="841759000" calcext:value-type="float">
            <text:p>841759000</text:p>
          </table:table-cell>
          <table:table-cell office:value-type="float" office:value="841713000" calcext:value-type="float">
            <text:p>841713000</text:p>
          </table:table-cell>
          <table:table-cell office:value-type="float" office:value="842006000" calcext:value-type="float">
            <text:p>842006000</text:p>
          </table:table-cell>
          <table:table-cell office:value-type="float" office:value="841895000" calcext:value-type="float">
            <text:p>841895000</text:p>
          </table:table-cell>
          <table:table-cell office:value-type="float" office:value="841808000" calcext:value-type="float">
            <text:p>841808000</text:p>
          </table:table-cell>
          <table:table-cell office:value-type="float" office:value="841360000" calcext:value-type="float">
            <text:p>841360000</text:p>
          </table:table-cell>
          <table:table-cell office:value-type="float" office:value="841469000" calcext:value-type="float">
            <text:p>841469000</text:p>
          </table:table-cell>
          <table:table-cell office:value-type="float" office:value="841334000" calcext:value-type="float">
            <text:p>841334000</text:p>
          </table:table-cell>
          <table:table-cell office:value-type="float" office:value="842133000" calcext:value-type="float">
            <text:p>842133000</text:p>
          </table:table-cell>
          <table:table-cell office:value-type="float" office:value="841823000" calcext:value-type="float">
            <text:p>841823000</text:p>
          </table:table-cell>
          <table:table-cell office:value-type="float" office:value="841565000" calcext:value-type="float">
            <text:p>841565000</text:p>
          </table:table-cell>
          <table:table-cell office:value-type="float" office:value="848260000" calcext:value-type="float">
            <text:p>848260000</text:p>
          </table:table-cell>
          <table:table-cell office:value-type="float" office:value="848269000" calcext:value-type="float">
            <text:p>848269000</text:p>
          </table:table-cell>
          <table:table-cell table:number-columns-repeated="2" office:value-type="float" office:value="848254000" calcext:value-type="float">
            <text:p>848254000</text:p>
          </table:table-cell>
          <table:table-cell office:value-type="float" office:value="848259000" calcext:value-type="float">
            <text:p>848259000</text:p>
          </table:table-cell>
          <table:table-cell office:value-type="float" office:value="848254000" calcext:value-type="float">
            <text:p>848254000</text:p>
          </table:table-cell>
          <table:table-cell office:value-type="float" office:value="848259000" calcext:value-type="float">
            <text:p>848259000</text:p>
          </table:table-cell>
          <table:table-cell table:number-columns-repeated="2" office:value-type="float" office:value="848269000" calcext:value-type="float">
            <text:p>848269000</text:p>
          </table:table-cell>
          <table:table-cell table:number-columns-repeated="2" office:value-type="float" office:value="848254000" calcext:value-type="float">
            <text:p>848254000</text:p>
          </table:table-cell>
          <table:table-cell office:value-type="float" office:value="848264000" calcext:value-type="float">
            <text:p>848264000</text:p>
          </table:table-cell>
          <table:table-cell office:value-type="float" office:value="848259000" calcext:value-type="float">
            <text:p>848259000</text:p>
          </table:table-cell>
          <table:table-cell office:value-type="float" office:value="848264000" calcext:value-type="float">
            <text:p>848264000</text:p>
          </table:table-cell>
          <table:table-cell table:number-columns-repeated="2" office:value-type="float" office:value="848254000" calcext:value-type="float">
            <text:p>848254000</text:p>
          </table:table-cell>
          <table:table-cell table:number-columns-repeated="3" office:value-type="float" office:value="848259000" calcext:value-type="float">
            <text:p>848259000</text:p>
          </table:table-cell>
          <table:table-cell table:number-columns-repeated="42" office:value-type="float" office:value="848269000" calcext:value-type="float">
            <text:p>848269000</text:p>
          </table:table-cell>
          <table:table-cell table:number-columns-repeated="2"/>
          <table:table-cell table:formula="of:=MAX([.A8:.CD8])" office:value-type="float" office:value="848269000" calcext:value-type="float">
            <text:p>848269000</text:p>
          </table:table-cell>
          <table:table-cell table:number-columns-repeated="3"/>
        </table:table-row>
        <table:table-row table:style-name="ro1">
          <table:table-cell office:value-type="float" office:value="840272000" calcext:value-type="float">
            <text:p>840272000</text:p>
          </table:table-cell>
          <table:table-cell office:value-type="float" office:value="840853000" calcext:value-type="float">
            <text:p>840853000</text:p>
          </table:table-cell>
          <table:table-cell office:value-type="float" office:value="840954000" calcext:value-type="float">
            <text:p>840954000</text:p>
          </table:table-cell>
          <table:table-cell office:value-type="float" office:value="840221000" calcext:value-type="float">
            <text:p>840221000</text:p>
          </table:table-cell>
          <table:table-cell office:value-type="float" office:value="840873000" calcext:value-type="float">
            <text:p>840873000</text:p>
          </table:table-cell>
          <table:table-cell office:value-type="float" office:value="840272000" calcext:value-type="float">
            <text:p>840272000</text:p>
          </table:table-cell>
          <table:table-cell office:value-type="float" office:value="840517000" calcext:value-type="float">
            <text:p>840517000</text:p>
          </table:table-cell>
          <table:table-cell office:value-type="float" office:value="841017000" calcext:value-type="float">
            <text:p>841017000</text:p>
          </table:table-cell>
          <table:table-cell office:value-type="float" office:value="840179000" calcext:value-type="float">
            <text:p>840179000</text:p>
          </table:table-cell>
          <table:table-cell office:value-type="float" office:value="840634000" calcext:value-type="float">
            <text:p>840634000</text:p>
          </table:table-cell>
          <table:table-cell office:value-type="float" office:value="840312000" calcext:value-type="float">
            <text:p>840312000</text:p>
          </table:table-cell>
          <table:table-cell office:value-type="float" office:value="840819000" calcext:value-type="float">
            <text:p>840819000</text:p>
          </table:table-cell>
          <table:table-cell office:value-type="float" office:value="840865000" calcext:value-type="float">
            <text:p>840865000</text:p>
          </table:table-cell>
          <table:table-cell office:value-type="float" office:value="840817000" calcext:value-type="float">
            <text:p>840817000</text:p>
          </table:table-cell>
          <table:table-cell office:value-type="float" office:value="840148000" calcext:value-type="float">
            <text:p>840148000</text:p>
          </table:table-cell>
          <table:table-cell office:value-type="float" office:value="840832000" calcext:value-type="float">
            <text:p>840832000</text:p>
          </table:table-cell>
          <table:table-cell office:value-type="float" office:value="840113000" calcext:value-type="float">
            <text:p>840113000</text:p>
          </table:table-cell>
          <table:table-cell office:value-type="float" office:value="841078000" calcext:value-type="float">
            <text:p>841078000</text:p>
          </table:table-cell>
          <table:table-cell office:value-type="float" office:value="840204000" calcext:value-type="float">
            <text:p>840204000</text:p>
          </table:table-cell>
          <table:table-cell office:value-type="float" office:value="840068000" calcext:value-type="float">
            <text:p>840068000</text:p>
          </table:table-cell>
          <table:table-cell table:number-columns-repeated="61" office:value-type="float" office:value="849343000" calcext:value-type="float">
            <text:p>849343000</text:p>
          </table:table-cell>
          <table:table-cell table:number-columns-repeated="2"/>
          <table:table-cell table:formula="of:=MAX([.A9:.CD9])" office:value-type="float" office:value="849343000" calcext:value-type="float">
            <text:p>849343000</text:p>
          </table:table-cell>
          <table:table-cell/>
          <table:table-cell table:formula="of:=AVERAGE([.CF4:.CF13])" office:value-type="float" office:value="846994200" calcext:value-type="float">
            <text:p>8.470E+08</text:p>
          </table:table-cell>
          <table:table-cell office:value-type="string" calcext:value-type="string">
            <text:p><text:s/>= average</text:p>
          </table:table-cell>
        </table:table-row>
        <table:table-row table:style-name="ro1">
          <table:table-cell office:value-type="float" office:value="839702000" calcext:value-type="float">
            <text:p>839702000</text:p>
          </table:table-cell>
          <table:table-cell office:value-type="float" office:value="839483000" calcext:value-type="float">
            <text:p>839483000</text:p>
          </table:table-cell>
          <table:table-cell office:value-type="float" office:value="839242000" calcext:value-type="float">
            <text:p>839242000</text:p>
          </table:table-cell>
          <table:table-cell office:value-type="float" office:value="839515000" calcext:value-type="float">
            <text:p>839515000</text:p>
          </table:table-cell>
          <table:table-cell office:value-type="float" office:value="839134000" calcext:value-type="float">
            <text:p>839134000</text:p>
          </table:table-cell>
          <table:table-cell office:value-type="float" office:value="839334000" calcext:value-type="float">
            <text:p>839334000</text:p>
          </table:table-cell>
          <table:table-cell office:value-type="float" office:value="839474000" calcext:value-type="float">
            <text:p>839474000</text:p>
          </table:table-cell>
          <table:table-cell office:value-type="float" office:value="839065000" calcext:value-type="float">
            <text:p>839065000</text:p>
          </table:table-cell>
          <table:table-cell office:value-type="float" office:value="839058000" calcext:value-type="float">
            <text:p>839058000</text:p>
          </table:table-cell>
          <table:table-cell office:value-type="float" office:value="839364000" calcext:value-type="float">
            <text:p>839364000</text:p>
          </table:table-cell>
          <table:table-cell office:value-type="float" office:value="839527000" calcext:value-type="float">
            <text:p>839527000</text:p>
          </table:table-cell>
          <table:table-cell office:value-type="float" office:value="839161000" calcext:value-type="float">
            <text:p>839161000</text:p>
          </table:table-cell>
          <table:table-cell office:value-type="float" office:value="839248000" calcext:value-type="float">
            <text:p>839248000</text:p>
          </table:table-cell>
          <table:table-cell office:value-type="float" office:value="839668000" calcext:value-type="float">
            <text:p>839668000</text:p>
          </table:table-cell>
          <table:table-cell office:value-type="float" office:value="839608000" calcext:value-type="float">
            <text:p>839608000</text:p>
          </table:table-cell>
          <table:table-cell office:value-type="float" office:value="839826000" calcext:value-type="float">
            <text:p>839826000</text:p>
          </table:table-cell>
          <table:table-cell office:value-type="float" office:value="839124000" calcext:value-type="float">
            <text:p>839124000</text:p>
          </table:table-cell>
          <table:table-cell office:value-type="float" office:value="839187000" calcext:value-type="float">
            <text:p>839187000</text:p>
          </table:table-cell>
          <table:table-cell office:value-type="float" office:value="839039000" calcext:value-type="float">
            <text:p>839039000</text:p>
          </table:table-cell>
          <table:table-cell office:value-type="float" office:value="839954000" calcext:value-type="float">
            <text:p>839954000</text:p>
          </table:table-cell>
          <table:table-cell table:number-columns-repeated="61" office:value-type="float" office:value="846468000" calcext:value-type="float">
            <text:p>846468000</text:p>
          </table:table-cell>
          <table:table-cell table:number-columns-repeated="2"/>
          <table:table-cell table:formula="of:=MAX([.A10:.CD10])" office:value-type="float" office:value="846468000" calcext:value-type="float">
            <text:p>846468000</text:p>
          </table:table-cell>
          <table:table-cell/>
          <table:table-cell table:formula="of:=STDEV([.CF4:.CF13])" office:value-type="float" office:value="1421554.06353594" calcext:value-type="float">
            <text:p>1.422E+06</text:p>
          </table:table-cell>
          <table:table-cell office:value-type="string" calcext:value-type="string">
            <text:p><text:s/>= std dev</text:p>
          </table:table-cell>
        </table:table-row>
        <table:table-row table:style-name="ro1">
          <table:table-cell office:value-type="float" office:value="837388000" calcext:value-type="float">
            <text:p>837388000</text:p>
          </table:table-cell>
          <table:table-cell office:value-type="float" office:value="837372000" calcext:value-type="float">
            <text:p>837372000</text:p>
          </table:table-cell>
          <table:table-cell office:value-type="float" office:value="837228000" calcext:value-type="float">
            <text:p>837228000</text:p>
          </table:table-cell>
          <table:table-cell office:value-type="float" office:value="837702000" calcext:value-type="float">
            <text:p>837702000</text:p>
          </table:table-cell>
          <table:table-cell office:value-type="float" office:value="837271000" calcext:value-type="float">
            <text:p>837271000</text:p>
          </table:table-cell>
          <table:table-cell office:value-type="float" office:value="837177000" calcext:value-type="float">
            <text:p>837177000</text:p>
          </table:table-cell>
          <table:table-cell office:value-type="float" office:value="838120000" calcext:value-type="float">
            <text:p>838120000</text:p>
          </table:table-cell>
          <table:table-cell office:value-type="float" office:value="836426000" calcext:value-type="float">
            <text:p>836426000</text:p>
          </table:table-cell>
          <table:table-cell office:value-type="float" office:value="837176000" calcext:value-type="float">
            <text:p>837176000</text:p>
          </table:table-cell>
          <table:table-cell office:value-type="float" office:value="836930000" calcext:value-type="float">
            <text:p>836930000</text:p>
          </table:table-cell>
          <table:table-cell office:value-type="float" office:value="836638000" calcext:value-type="float">
            <text:p>836638000</text:p>
          </table:table-cell>
          <table:table-cell office:value-type="float" office:value="838070000" calcext:value-type="float">
            <text:p>838070000</text:p>
          </table:table-cell>
          <table:table-cell office:value-type="float" office:value="837271000" calcext:value-type="float">
            <text:p>837271000</text:p>
          </table:table-cell>
          <table:table-cell office:value-type="float" office:value="837210000" calcext:value-type="float">
            <text:p>837210000</text:p>
          </table:table-cell>
          <table:table-cell office:value-type="float" office:value="837211000" calcext:value-type="float">
            <text:p>837211000</text:p>
          </table:table-cell>
          <table:table-cell office:value-type="float" office:value="837794000" calcext:value-type="float">
            <text:p>837794000</text:p>
          </table:table-cell>
          <table:table-cell office:value-type="float" office:value="837573000" calcext:value-type="float">
            <text:p>837573000</text:p>
          </table:table-cell>
          <table:table-cell office:value-type="float" office:value="837402000" calcext:value-type="float">
            <text:p>837402000</text:p>
          </table:table-cell>
          <table:table-cell office:value-type="float" office:value="836998000" calcext:value-type="float">
            <text:p>836998000</text:p>
          </table:table-cell>
          <table:table-cell office:value-type="float" office:value="837252000" calcext:value-type="float">
            <text:p>837252000</text:p>
          </table:table-cell>
          <table:table-cell table:number-columns-repeated="20" office:value-type="float" office:value="844684000" calcext:value-type="float">
            <text:p>844684000</text:p>
          </table:table-cell>
          <table:table-cell office:value-type="float" office:value="845285000" calcext:value-type="float">
            <text:p>845285000</text:p>
          </table:table-cell>
          <table:table-cell office:value-type="float" office:value="845177000" calcext:value-type="float">
            <text:p>845177000</text:p>
          </table:table-cell>
          <table:table-cell office:value-type="float" office:value="845288000" calcext:value-type="float">
            <text:p>845288000</text:p>
          </table:table-cell>
          <table:table-cell office:value-type="float" office:value="845203000" calcext:value-type="float">
            <text:p>845203000</text:p>
          </table:table-cell>
          <table:table-cell office:value-type="float" office:value="845273000" calcext:value-type="float">
            <text:p>845273000</text:p>
          </table:table-cell>
          <table:table-cell office:value-type="float" office:value="845171000" calcext:value-type="float">
            <text:p>845171000</text:p>
          </table:table-cell>
          <table:table-cell office:value-type="float" office:value="845274000" calcext:value-type="float">
            <text:p>845274000</text:p>
          </table:table-cell>
          <table:table-cell office:value-type="float" office:value="845235000" calcext:value-type="float">
            <text:p>845235000</text:p>
          </table:table-cell>
          <table:table-cell office:value-type="float" office:value="845139000" calcext:value-type="float">
            <text:p>845139000</text:p>
          </table:table-cell>
          <table:table-cell office:value-type="float" office:value="845213000" calcext:value-type="float">
            <text:p>845213000</text:p>
          </table:table-cell>
          <table:table-cell office:value-type="float" office:value="845335000" calcext:value-type="float">
            <text:p>845335000</text:p>
          </table:table-cell>
          <table:table-cell office:value-type="float" office:value="845246000" calcext:value-type="float">
            <text:p>845246000</text:p>
          </table:table-cell>
          <table:table-cell office:value-type="float" office:value="845252000" calcext:value-type="float">
            <text:p>845252000</text:p>
          </table:table-cell>
          <table:table-cell office:value-type="float" office:value="845173000" calcext:value-type="float">
            <text:p>845173000</text:p>
          </table:table-cell>
          <table:table-cell office:value-type="float" office:value="845191000" calcext:value-type="float">
            <text:p>845191000</text:p>
          </table:table-cell>
          <table:table-cell office:value-type="float" office:value="845137000" calcext:value-type="float">
            <text:p>845137000</text:p>
          </table:table-cell>
          <table:table-cell office:value-type="float" office:value="845172000" calcext:value-type="float">
            <text:p>845172000</text:p>
          </table:table-cell>
          <table:table-cell office:value-type="float" office:value="845230000" calcext:value-type="float">
            <text:p>845230000</text:p>
          </table:table-cell>
          <table:table-cell office:value-type="float" office:value="845178000" calcext:value-type="float">
            <text:p>845178000</text:p>
          </table:table-cell>
          <table:table-cell office:value-type="float" office:value="845283000" calcext:value-type="float">
            <text:p>845283000</text:p>
          </table:table-cell>
          <table:table-cell table:number-columns-repeated="21" office:value-type="float" office:value="846543000" calcext:value-type="float">
            <text:p>846543000</text:p>
          </table:table-cell>
          <table:table-cell table:number-columns-repeated="2"/>
          <table:table-cell table:formula="of:=MAX([.A11:.CD11])" office:value-type="float" office:value="846543000" calcext:value-type="float">
            <text:p>846543000</text:p>
          </table:table-cell>
          <table:table-cell table:number-columns-repeated="3"/>
        </table:table-row>
        <table:table-row table:style-name="ro1">
          <table:table-cell office:value-type="float" office:value="838310000" calcext:value-type="float">
            <text:p>838310000</text:p>
          </table:table-cell>
          <table:table-cell office:value-type="float" office:value="838131000" calcext:value-type="float">
            <text:p>838131000</text:p>
          </table:table-cell>
          <table:table-cell office:value-type="float" office:value="837803000" calcext:value-type="float">
            <text:p>837803000</text:p>
          </table:table-cell>
          <table:table-cell office:value-type="float" office:value="837806000" calcext:value-type="float">
            <text:p>837806000</text:p>
          </table:table-cell>
          <table:table-cell office:value-type="float" office:value="838267000" calcext:value-type="float">
            <text:p>838267000</text:p>
          </table:table-cell>
          <table:table-cell office:value-type="float" office:value="837079000" calcext:value-type="float">
            <text:p>837079000</text:p>
          </table:table-cell>
          <table:table-cell office:value-type="float" office:value="837057000" calcext:value-type="float">
            <text:p>837057000</text:p>
          </table:table-cell>
          <table:table-cell office:value-type="float" office:value="837840000" calcext:value-type="float">
            <text:p>837840000</text:p>
          </table:table-cell>
          <table:table-cell office:value-type="float" office:value="837412000" calcext:value-type="float">
            <text:p>837412000</text:p>
          </table:table-cell>
          <table:table-cell office:value-type="float" office:value="837736000" calcext:value-type="float">
            <text:p>837736000</text:p>
          </table:table-cell>
          <table:table-cell office:value-type="float" office:value="837908000" calcext:value-type="float">
            <text:p>837908000</text:p>
          </table:table-cell>
          <table:table-cell office:value-type="float" office:value="837416000" calcext:value-type="float">
            <text:p>837416000</text:p>
          </table:table-cell>
          <table:table-cell office:value-type="float" office:value="838302000" calcext:value-type="float">
            <text:p>838302000</text:p>
          </table:table-cell>
          <table:table-cell office:value-type="float" office:value="837026000" calcext:value-type="float">
            <text:p>837026000</text:p>
          </table:table-cell>
          <table:table-cell office:value-type="float" office:value="837169000" calcext:value-type="float">
            <text:p>837169000</text:p>
          </table:table-cell>
          <table:table-cell office:value-type="float" office:value="837406000" calcext:value-type="float">
            <text:p>837406000</text:p>
          </table:table-cell>
          <table:table-cell office:value-type="float" office:value="836717000" calcext:value-type="float">
            <text:p>836717000</text:p>
          </table:table-cell>
          <table:table-cell office:value-type="float" office:value="837594000" calcext:value-type="float">
            <text:p>837594000</text:p>
          </table:table-cell>
          <table:table-cell office:value-type="float" office:value="836957000" calcext:value-type="float">
            <text:p>836957000</text:p>
          </table:table-cell>
          <table:table-cell office:value-type="float" office:value="838923000" calcext:value-type="float">
            <text:p>838923000</text:p>
          </table:table-cell>
          <table:table-cell office:value-type="float" office:value="848164000" calcext:value-type="float">
            <text:p>848164000</text:p>
          </table:table-cell>
          <table:table-cell office:value-type="float" office:value="848171000" calcext:value-type="float">
            <text:p>848171000</text:p>
          </table:table-cell>
          <table:table-cell office:value-type="float" office:value="848165000" calcext:value-type="float">
            <text:p>848165000</text:p>
          </table:table-cell>
          <table:table-cell office:value-type="float" office:value="848171000" calcext:value-type="float">
            <text:p>848171000</text:p>
          </table:table-cell>
          <table:table-cell office:value-type="float" office:value="848165000" calcext:value-type="float">
            <text:p>848165000</text:p>
          </table:table-cell>
          <table:table-cell office:value-type="float" office:value="848164000" calcext:value-type="float">
            <text:p>848164000</text:p>
          </table:table-cell>
          <table:table-cell office:value-type="float" office:value="848166000" calcext:value-type="float">
            <text:p>848166000</text:p>
          </table:table-cell>
          <table:table-cell office:value-type="float" office:value="848171000" calcext:value-type="float">
            <text:p>848171000</text:p>
          </table:table-cell>
          <table:table-cell office:value-type="float" office:value="848163000" calcext:value-type="float">
            <text:p>848163000</text:p>
          </table:table-cell>
          <table:table-cell table:number-columns-repeated="2" office:value-type="float" office:value="848164000" calcext:value-type="float">
            <text:p>848164000</text:p>
          </table:table-cell>
          <table:table-cell office:value-type="float" office:value="848162000" calcext:value-type="float">
            <text:p>848162000</text:p>
          </table:table-cell>
          <table:table-cell office:value-type="float" office:value="848161000" calcext:value-type="float">
            <text:p>848161000</text:p>
          </table:table-cell>
          <table:table-cell office:value-type="float" office:value="848164000" calcext:value-type="float">
            <text:p>848164000</text:p>
          </table:table-cell>
          <table:table-cell office:value-type="float" office:value="848163000" calcext:value-type="float">
            <text:p>848163000</text:p>
          </table:table-cell>
          <table:table-cell office:value-type="float" office:value="848162000" calcext:value-type="float">
            <text:p>848162000</text:p>
          </table:table-cell>
          <table:table-cell table:number-columns-repeated="2" office:value-type="float" office:value="848166000" calcext:value-type="float">
            <text:p>848166000</text:p>
          </table:table-cell>
          <table:table-cell table:number-columns-repeated="2" office:value-type="float" office:value="848165000" calcext:value-type="float">
            <text:p>848165000</text:p>
          </table:table-cell>
          <table:table-cell table:number-columns-repeated="41" office:value-type="float" office:value="848171000" calcext:value-type="float">
            <text:p>848171000</text:p>
          </table:table-cell>
          <table:table-cell table:number-columns-repeated="2"/>
          <table:table-cell table:formula="of:=MAX([.A12:.CD12])" office:value-type="float" office:value="848171000" calcext:value-type="float">
            <text:p>848171000</text:p>
          </table:table-cell>
          <table:table-cell table:number-columns-repeated="3"/>
        </table:table-row>
        <table:table-row table:style-name="ro1">
          <table:table-cell office:value-type="float" office:value="835642000" calcext:value-type="float">
            <text:p>835642000</text:p>
          </table:table-cell>
          <table:table-cell office:value-type="float" office:value="835704000" calcext:value-type="float">
            <text:p>835704000</text:p>
          </table:table-cell>
          <table:table-cell office:value-type="float" office:value="835229000" calcext:value-type="float">
            <text:p>835229000</text:p>
          </table:table-cell>
          <table:table-cell office:value-type="float" office:value="835584000" calcext:value-type="float">
            <text:p>835584000</text:p>
          </table:table-cell>
          <table:table-cell office:value-type="float" office:value="836132000" calcext:value-type="float">
            <text:p>836132000</text:p>
          </table:table-cell>
          <table:table-cell office:value-type="float" office:value="835528000" calcext:value-type="float">
            <text:p>835528000</text:p>
          </table:table-cell>
          <table:table-cell office:value-type="float" office:value="836329000" calcext:value-type="float">
            <text:p>836329000</text:p>
          </table:table-cell>
          <table:table-cell office:value-type="float" office:value="836847000" calcext:value-type="float">
            <text:p>836847000</text:p>
          </table:table-cell>
          <table:table-cell office:value-type="float" office:value="835535000" calcext:value-type="float">
            <text:p>835535000</text:p>
          </table:table-cell>
          <table:table-cell office:value-type="float" office:value="834867000" calcext:value-type="float">
            <text:p>834867000</text:p>
          </table:table-cell>
          <table:table-cell office:value-type="float" office:value="836062000" calcext:value-type="float">
            <text:p>836062000</text:p>
          </table:table-cell>
          <table:table-cell office:value-type="float" office:value="835322000" calcext:value-type="float">
            <text:p>835322000</text:p>
          </table:table-cell>
          <table:table-cell office:value-type="float" office:value="835801000" calcext:value-type="float">
            <text:p>835801000</text:p>
          </table:table-cell>
          <table:table-cell office:value-type="float" office:value="835954000" calcext:value-type="float">
            <text:p>835954000</text:p>
          </table:table-cell>
          <table:table-cell office:value-type="float" office:value="834958000" calcext:value-type="float">
            <text:p>834958000</text:p>
          </table:table-cell>
          <table:table-cell office:value-type="float" office:value="835046000" calcext:value-type="float">
            <text:p>835046000</text:p>
          </table:table-cell>
          <table:table-cell office:value-type="float" office:value="835676000" calcext:value-type="float">
            <text:p>835676000</text:p>
          </table:table-cell>
          <table:table-cell office:value-type="float" office:value="835356000" calcext:value-type="float">
            <text:p>835356000</text:p>
          </table:table-cell>
          <table:table-cell office:value-type="float" office:value="836145000" calcext:value-type="float">
            <text:p>836145000</text:p>
          </table:table-cell>
          <table:table-cell office:value-type="float" office:value="835395000" calcext:value-type="float">
            <text:p>835395000</text:p>
          </table:table-cell>
          <table:table-cell table:number-columns-repeated="20" office:value-type="float" office:value="842527000" calcext:value-type="float">
            <text:p>842527000</text:p>
          </table:table-cell>
          <table:table-cell office:value-type="float" office:value="842888000" calcext:value-type="float">
            <text:p>842888000</text:p>
          </table:table-cell>
          <table:table-cell office:value-type="float" office:value="842926000" calcext:value-type="float">
            <text:p>842926000</text:p>
          </table:table-cell>
          <table:table-cell office:value-type="float" office:value="842958000" calcext:value-type="float">
            <text:p>842958000</text:p>
          </table:table-cell>
          <table:table-cell office:value-type="float" office:value="842853000" calcext:value-type="float">
            <text:p>842853000</text:p>
          </table:table-cell>
          <table:table-cell office:value-type="float" office:value="842831000" calcext:value-type="float">
            <text:p>842831000</text:p>
          </table:table-cell>
          <table:table-cell office:value-type="float" office:value="842928000" calcext:value-type="float">
            <text:p>842928000</text:p>
          </table:table-cell>
          <table:table-cell office:value-type="float" office:value="842847000" calcext:value-type="float">
            <text:p>842847000</text:p>
          </table:table-cell>
          <table:table-cell office:value-type="float" office:value="842914000" calcext:value-type="float">
            <text:p>842914000</text:p>
          </table:table-cell>
          <table:table-cell office:value-type="float" office:value="842887000" calcext:value-type="float">
            <text:p>842887000</text:p>
          </table:table-cell>
          <table:table-cell office:value-type="float" office:value="842851000" calcext:value-type="float">
            <text:p>842851000</text:p>
          </table:table-cell>
          <table:table-cell office:value-type="float" office:value="842921000" calcext:value-type="float">
            <text:p>842921000</text:p>
          </table:table-cell>
          <table:table-cell office:value-type="float" office:value="842872000" calcext:value-type="float">
            <text:p>842872000</text:p>
          </table:table-cell>
          <table:table-cell office:value-type="float" office:value="843036000" calcext:value-type="float">
            <text:p>843036000</text:p>
          </table:table-cell>
          <table:table-cell office:value-type="float" office:value="842845000" calcext:value-type="float">
            <text:p>842845000</text:p>
          </table:table-cell>
          <table:table-cell office:value-type="float" office:value="842945000" calcext:value-type="float">
            <text:p>842945000</text:p>
          </table:table-cell>
          <table:table-cell office:value-type="float" office:value="842889000" calcext:value-type="float">
            <text:p>842889000</text:p>
          </table:table-cell>
          <table:table-cell office:value-type="float" office:value="842849000" calcext:value-type="float">
            <text:p>842849000</text:p>
          </table:table-cell>
          <table:table-cell office:value-type="float" office:value="842884000" calcext:value-type="float">
            <text:p>842884000</text:p>
          </table:table-cell>
          <table:table-cell office:value-type="float" office:value="842853000" calcext:value-type="float">
            <text:p>842853000</text:p>
          </table:table-cell>
          <table:table-cell office:value-type="float" office:value="842903000" calcext:value-type="float">
            <text:p>842903000</text:p>
          </table:table-cell>
          <table:table-cell table:number-columns-repeated="21" office:value-type="float" office:value="844133000" calcext:value-type="float">
            <text:p>844133000</text:p>
          </table:table-cell>
          <table:table-cell table:number-columns-repeated="2"/>
          <table:table-cell table:formula="of:=MAX([.A13:.CD13])" office:value-type="float" office:value="844133000" calcext:value-type="float">
            <text:p>844133000</text:p>
          </table:table-cell>
          <table:table-cell table:number-columns-repeated="3"/>
        </table:table-row>
        <table:table-row table:style-name="ro1" table:number-rows-repeated="1048562">
          <table:table-cell table:number-columns-repeated="87"/>
        </table:table-row>
        <table:table-row table:style-name="ro1">
          <table:table-cell table:number-columns-repeated="8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7">00/00/0000</text:date>, <text:time style:data-style-name="N2" text:time-value="16:23:56.2048098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27T16:24:44.068877435</dc:date>
    <meta:editing-duration>PT2M35S</meta:editing-duration>
    <meta:editing-cycles>2</meta:editing-cycles>
    <meta:generator>LibreOffice/5.1.6.2$Linux_X86_64 LibreOffice_project/10m0$Build-2</meta:generator>
    <meta:document-statistic meta:table-count="1" meta:cell-count="842" meta:object-count="0"/>
  </office:meta>
</office:document-meta>
</file>